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Bitstream Vera Sans" svg:font-family="'Bitstream Vera Sans'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1.7244in"/>
    </style:style>
    <style:style style:name="co3" style:family="table-column">
      <style:table-column-properties fo:break-before="auto" style:column-width="2.848in"/>
    </style:style>
    <style:style style:name="co4" style:family="table-column">
      <style:table-column-properties fo:break-before="auto" style:column-width="2.3457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4.0591in"/>
    </style:style>
    <style:style style:name="co8" style:family="table-column">
      <style:table-column-properties fo:break-before="auto" style:column-width="2.2807in"/>
    </style:style>
    <style:style style:name="co9" style:family="table-column">
      <style:table-column-properties fo:break-before="auto" style:column-width="0.7311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1.102in"/>
    </style:style>
    <style:style style:name="co12" style:family="table-column">
      <style:table-column-properties fo:break-before="auto" style:column-width="5.5543in"/>
    </style:style>
    <style:style style:name="co13" style:family="table-column">
      <style:table-column-properties fo:break-before="auto" style:column-width="1.3752in"/>
    </style:style>
    <style:style style:name="co14" style:family="table-column">
      <style:table-column-properties fo:break-before="auto" style:column-width="0.3055in"/>
    </style:style>
    <style:style style:name="co15" style:family="table-column">
      <style:table-column-properties fo:break-before="auto" style:column-width="3.448in"/>
    </style:style>
    <style:style style:name="co16" style:family="table-column">
      <style:table-column-properties fo:break-before="auto" style:column-width="0.9382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1547in" fo:break-before="auto" style:use-optimal-row-height="true"/>
    </style:style>
    <style:style style:name="ta1" style:family="table" style:master-page-name="PageStyle_5f_Exceptions">
      <style:table-properties table:display="true" style:writing-mode="lr-tb"/>
    </style:style>
    <style:style style:name="ta2" style:family="table" style:master-page-name="PageStyle_5f_TCB">
      <style:table-properties table:display="true" style:writing-mode="lr-tb"/>
    </style:style>
    <style:style style:name="ta3" style:family="table" style:master-page-name="PageStyle_5f_Features">
      <style:table-properties table:display="true" style:writing-mode="lr-tb"/>
    </style:style>
    <style:style style:name="ta4" style:family="table" style:master-page-name="PageStyle_5f_Capabilities">
      <style:table-properties table:display="true" style:writing-mode="lr-tb"/>
    </style:style>
    <style:style style:name="ta5" style:family="table" style:master-page-name="PageStyle_5f_Core_20_Memory">
      <style:table-properties table:display="true" style:writing-mode="lr-tb"/>
    </style:style>
    <style:style style:name="ta6" style:family="table" style:master-page-name="PageStyle_5f_Functions">
      <style:table-properties table:display="true" style:writing-mode="lr-tb"/>
    </style:style>
    <style:style style:name="ta7" style:family="table" style:master-page-name="PageStyle_5f_API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ext-properties fo:color="#ff0000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Bitstream Vera Sans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xceptions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49" table:default-cell-style-name="ce1"/>
        <table:table-row table:style-name="ro1">
          <table:table-cell table:number-columns-repeated="3"/>
          <table:table-cell office:value-type="string">
            <text:p>Kernel</text:p>
          </table:table-cell>
          <table:table-cell office:value-type="string">
            <text:p>User</text:p>
          </table:table-cell>
          <table:table-cell table:number-columns-repeated="25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Divide Exception</text:p>
          </table:table-cell>
          <table:table-cell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office:value-type="string">
            <text:p>The Core doesn't use the (I)DIV instruction.</text:p>
          </table:table-cell>
          <table:table-cell office:value-type="string">
            <text:p>Set a flag to indicate a divide error?</text:p>
          </table:table-cell>
          <table:table-cell table:number-columns-repeated="24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B</text:p>
          </table:table-cell>
          <table:table-cell office:value-type="string">
            <text:p>Debug Exception</text:p>
          </table:table-cell>
          <table:table-cell table:number-columns-repeated="2" table:style-name="ce3" office:value-type="string">
            <text:p>?</text:p>
          </table:table-cell>
          <table:table-cell office:value-type="string">
            <text:p>ICEBP</text:p>
          </table:table-cell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NI</text:p>
          </table:table-cell>
          <table:table-cell office:value-type="string">
            <text:p>NMI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SYSTEM FAILURE</text:p>
          </table:table-cell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P</text:p>
          </table:table-cell>
          <table:table-cell office:value-type="string">
            <text:p>Breakpoint</text:p>
          </table:table-cell>
          <table:table-cell table:style-name="ce3" office:value-type="string">
            <text:p>?</text:p>
          </table:table-cell>
          <table:table-cell table:style-name="ce3" office:value-type="string">
            <text:p>X</text:p>
          </table:table-cell>
          <table:table-cell office:value-type="string">
            <text:p>Kernel Debugger</text:p>
          </table:table-cell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F</text:p>
          </table:table-cell>
          <table:table-cell office:value-type="string">
            <text:p>Overflow Exception</text:p>
          </table:table-cell>
          <table:table-cell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/>
          <table:table-cell office:value-type="string">
            <text:p>Ignore INTO?</text:p>
          </table:table-cell>
          <table:table-cell table:number-columns-repeated="24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R</text:p>
          </table:table-cell>
          <table:table-cell office:value-type="string">
            <text:p>Bound Range Exceede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/>
          <table:table-cell office:value-type="string">
            <text:p>Ignore BOUND?</text:p>
          </table:table-cell>
          <table:table-cell table:number-columns-repeated="24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D</text:p>
          </table:table-cell>
          <table:table-cell office:value-type="string">
            <text:p>Invalid Opcod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office:value-type="string">
            <text:p>Corrupted/Wrong Kernel?</text:p>
          </table:table-cell>
          <table:table-cell table:number-columns-repeated="25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M</text:p>
          </table:table-cell>
          <table:table-cell office:value-type="string">
            <text:p>Device Not Available</text:p>
          </table:table-cell>
          <table:table-cell table:style-name="ce3" office:value-type="string">
            <text:p>?</text:p>
          </table:table-cell>
          <table:table-cell table:style-name="ce3" office:value-type="string">
            <text:p>X</text:p>
          </table:table-cell>
          <table:table-cell office:value-type="string">
            <text:p>Kernel Shouldn't use FP/MMX/SSE</text:p>
          </table:table-cell>
          <table:table-cell table:number-columns-repeated="25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F</text:p>
          </table:table-cell>
          <table:table-cell office:value-type="string">
            <text:p>Double Fault</text:p>
          </table:table-cell>
          <table:table-cell table:style-name="ce3" office:value-type="string">
            <text:p>F</text:p>
          </table:table-cell>
          <table:table-cell table:style-name="ce3" office:value-type="string">
            <text:p>?</text:p>
          </table:table-cell>
          <table:table-cell office:value-type="string">
            <text:p>Double Fault shouln't occur…</text:p>
          </table:table-cell>
          <table:table-cell table:number-columns-repeated="250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CS</text:p>
          </table:table-cell>
          <table:table-cell/>
          <table:table-cell table:style-name="ce3" table:number-columns-repeated="2"/>
          <table:table-cell office:value-type="string">
            <text:p>386 Only</text:p>
          </table:table-cell>
          <table:table-cell table:number-columns-repeated="25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S</text:p>
          </table:table-cell>
          <table:table-cell office:value-type="string">
            <text:p>Invalid TSS</text:p>
          </table:table-cell>
          <table:table-cell table:number-columns-repeated="2" table:style-name="ce3" office:value-type="string">
            <text:p>F?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P</text:p>
          </table:table-cell>
          <table:table-cell office:value-type="string">
            <text:p>Segment Not Present</text:p>
          </table:table-cell>
          <table:table-cell table:number-columns-repeated="2" table:style-name="ce3" office:value-type="string">
            <text:p>F</text:p>
          </table:table-cell>
          <table:table-cell office:value-type="string">
            <text:p>Segments are always present?</text:p>
          </table:table-cell>
          <table:table-cell table:number-columns-repeated="25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S</text:p>
          </table:table-cell>
          <table:table-cell office:value-type="string">
            <text:p>Stack Fault</text:p>
          </table:table-cell>
          <table:table-cell table:style-name="ce3" office:value-type="string">
            <text:p>F</text:p>
          </table:table-cell>
          <table:table-cell table:style-name="ce3" office:value-type="string">
            <text:p>X</text:p>
          </table:table-cell>
          <table:table-cell/>
          <table:table-cell office:value-type="string">
            <text:p>HALT/XCPT/RCVR</text:p>
          </table:table-cell>
          <table:table-cell table:number-columns-repeated="24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P</text:p>
          </table:table-cell>
          <table:table-cell office:value-type="string">
            <text:p>General Protection Fault</text:p>
          </table:table-cell>
          <table:table-cell table:style-name="ce3" office:value-type="string">
            <text:p>F</text:p>
          </table:table-cell>
          <table:table-cell table:style-name="ce3" office:value-type="string">
            <text:p>X</text:p>
          </table:table-cell>
          <table:table-cell/>
          <table:table-cell office:value-type="string">
            <text:p>HALT/XCPT/RCVR</text:p>
          </table:table-cell>
          <table:table-cell table:number-columns-repeated="24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F</text:p>
          </table:table-cell>
          <table:table-cell office:value-type="string">
            <text:p>Page Fault</text:p>
          </table:table-cell>
          <table:table-cell table:style-name="ce3" office:value-type="string">
            <text:p>?</text:p>
          </table:table-cell>
          <table:table-cell table:style-name="ce3" office:value-type="string">
            <text:p>X</text:p>
          </table:table-cell>
          <table:table-cell office:value-type="string">
            <text:p>Updat Page Table / COW Something</text:p>
          </table:table-cell>
          <table:table-cell office:value-type="string">
            <text:p>User Level Pager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number-columns-repeated="25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F</text:p>
          </table:table-cell>
          <table:table-cell office:value-type="string">
            <text:p>Math Fault</text:p>
          </table:table-cell>
          <table:table-cell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office:value-type="string">
            <text:p>Don't use FPU</text:p>
          </table:table-cell>
          <table:table-cell office:value-type="string">
            <text:p>Disable / XCPT</text:p>
          </table:table-cell>
          <table:table-cell table:number-columns-repeated="24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C</text:p>
          </table:table-cell>
          <table:table-cell office:value-type="string">
            <text:p>Alignment Check</text:p>
          </table:table-cell>
          <table:table-cell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/>
          <table:table-cell office:value-type="string">
            <text:p>Debugger?</text:p>
          </table:table-cell>
          <table:table-cell table:number-columns-repeated="24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C</text:p>
          </table:table-cell>
          <table:table-cell office:value-type="string">
            <text:p>Machine Check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SYSTEM FAILURE</text:p>
          </table:table-cell>
          <table:table-cell table:number-columns-repeated="25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XF</text:p>
          </table:table-cell>
          <table:table-cell office:value-type="string">
            <text:p>SIMD Floating Point Error</text:p>
          </table:table-cell>
          <table:table-cell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office:value-type="string">
            <text:p>Don't use FPU</text:p>
          </table:table-cell>
          <table:table-cell office:value-type="string">
            <text:p>XCPT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20">
            <text:p>20</text:p>
          </table:table-cell>
          <table:table-cell/>
          <table:table-cell table:number-columns-repeated="2" table:style-name="ce3" office:value-type="string">
            <text:p>?</text:p>
          </table:table-cell>
          <table:table-cell table:number-columns-repeated="251"/>
        </table:table-row>
        <table:table-row table:style-name="ro1">
          <table:table-cell table:number-columns-repeated="2" office:value-type="float" office:value="21">
            <text:p>21</text:p>
          </table:table-cell>
          <table:table-cell/>
          <table:table-cell table:number-columns-repeated="2" table:style-name="ce3" office:value-type="string">
            <text:p>?</text:p>
          </table:table-cell>
          <table:table-cell table:number-columns-repeated="251"/>
        </table:table-row>
        <table:table-row table:style-name="ro1">
          <table:table-cell table:number-columns-repeated="2" office:value-type="float" office:value="22">
            <text:p>22</text:p>
          </table:table-cell>
          <table:table-cell/>
          <table:table-cell table:number-columns-repeated="2" table:style-name="ce3" office:value-type="string">
            <text:p>?</text:p>
          </table:table-cell>
          <table:table-cell table:number-columns-repeated="251"/>
        </table:table-row>
        <table:table-row table:style-name="ro1">
          <table:table-cell table:number-columns-repeated="2" office:value-type="float" office:value="23">
            <text:p>23</text:p>
          </table:table-cell>
          <table:table-cell/>
          <table:table-cell table:number-columns-repeated="2" table:style-name="ce3" office:value-type="string">
            <text:p>?</text:p>
          </table:table-cell>
          <table:table-cell table:number-columns-repeated="251"/>
        </table:table-row>
        <table:table-row table:style-name="ro1">
          <table:table-cell table:number-columns-repeated="2" office:value-type="float" office:value="24">
            <text:p>24</text:p>
          </table:table-cell>
          <table:table-cell/>
          <table:table-cell table:number-columns-repeated="2" table:style-name="ce3" office:value-type="string">
            <text:p>?</text:p>
          </table:table-cell>
          <table:table-cell table:number-columns-repeated="251"/>
        </table:table-row>
        <table:table-row table:style-name="ro1">
          <table:table-cell table:number-columns-repeated="2" office:value-type="float" office:value="25">
            <text:p>25</text:p>
          </table:table-cell>
          <table:table-cell/>
          <table:table-cell table:number-columns-repeated="2" table:style-name="ce3" office:value-type="string">
            <text:p>?</text:p>
          </table:table-cell>
          <table:table-cell table:number-columns-repeated="251"/>
        </table:table-row>
        <table:table-row table:style-name="ro1">
          <table:table-cell table:number-columns-repeated="2" office:value-type="float" office:value="26">
            <text:p>26</text:p>
          </table:table-cell>
          <table:table-cell/>
          <table:table-cell table:number-columns-repeated="2" table:style-name="ce3" office:value-type="string">
            <text:p>?</text:p>
          </table:table-cell>
          <table:table-cell table:number-columns-repeated="251"/>
        </table:table-row>
        <table:table-row table:style-name="ro1">
          <table:table-cell table:number-columns-repeated="2" office:value-type="float" office:value="27">
            <text:p>27</text:p>
          </table:table-cell>
          <table:table-cell/>
          <table:table-cell table:number-columns-repeated="2" table:style-name="ce3" office:value-type="string">
            <text:p>?</text:p>
          </table:table-cell>
          <table:table-cell table:number-columns-repeated="251"/>
        </table:table-row>
        <table:table-row table:style-name="ro1">
          <table:table-cell table:number-columns-repeated="2" office:value-type="float" office:value="28">
            <text:p>28</text:p>
          </table:table-cell>
          <table:table-cell/>
          <table:table-cell table:number-columns-repeated="2" table:style-name="ce3" office:value-type="string">
            <text:p>?</text:p>
          </table:table-cell>
          <table:table-cell table:number-columns-repeated="251"/>
        </table:table-row>
        <table:table-row table:style-name="ro1">
          <table:table-cell table:number-columns-repeated="2" office:value-type="float" office:value="29">
            <text:p>29</text:p>
          </table:table-cell>
          <table:table-cell table:number-columns-repeated="254"/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number-columns-repeated="254"/>
        </table:table-row>
        <table:table-row table:style-name="ro1">
          <table:table-cell table:number-columns-repeated="2" office:value-type="float" office:value="31">
            <text:p>31</text:p>
          </table:table-cell>
          <table:table-cell table:number-columns-repeated="254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CB" table:style-name="ta2" table:print="false"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1" table:number-columns-repeated="253" table:default-cell-style-name="ce1"/>
        <table:table-row table:style-name="ro1">
          <table:table-cell office:value-type="string">
            <text:p>0000</text:p>
          </table:table-cell>
          <table:table-cell office:value-type="string">
            <text:p>Next Thread</text:p>
          </table:table-cell>
          <table:table-cell office:value-type="string">
            <text:p>A linked list used to schedule the threads in the alpha version</text:p>
          </table:table-cell>
          <table:table-cell table:number-columns-repeated="253"/>
        </table:table-row>
        <table:table-row table:style-name="ro1">
          <table:table-cell office:value-type="string">
            <text:p>0004</text:p>
          </table:table-cell>
          <table:table-cell office:value-type="string">
            <text:p>Waiting on</text:p>
          </table:table-cell>
          <table:table-cell office:value-type="string">
            <text:p>0 = not waiting, * = thread id, -1 = any thread</text:p>
          </table:table-cell>
          <table:table-cell table:number-columns-repeated="253"/>
        </table:table-row>
        <table:table-row table:style-name="ro1">
          <table:table-cell office:value-type="string">
            <text:p>0008</text:p>
          </table:table-cell>
          <table:table-cell office:value-type="string">
            <text:p>Debugging Related</text:p>
          </table:table-cell>
          <table:table-cell table:number-columns-repeated="254"/>
        </table:table-row>
        <table:table-row table:style-name="ro1">
          <table:table-cell office:value-type="string">
            <text:p>000C</text:p>
          </table:table-cell>
          <table:table-cell office:value-type="string">
            <text:p>Space Identifier</text:p>
          </table:table-cell>
          <table:table-cell office:value-type="string">
            <text:p>Physical Address of the Page Directory for this thread.</text:p>
          </table:table-cell>
          <table:table-cell table:number-columns-repeated="253"/>
        </table:table-row>
        <table:table-row table:style-name="ro1">
          <table:table-cell office:value-type="string">
            <text:p>0010</text:p>
          </table:table-cell>
          <table:table-cell table:number-columns-repeated="255"/>
        </table:table-row>
        <table:table-row table:style-name="ro1">
          <table:table-cell office:value-type="string">
            <text:p>0014</text:p>
          </table:table-cell>
          <table:table-cell table:number-columns-repeated="255"/>
        </table:table-row>
        <table:table-row table:style-name="ro1">
          <table:table-cell office:value-type="string">
            <text:p>0018</text:p>
          </table:table-cell>
          <table:table-cell table:number-columns-repeated="255"/>
        </table:table-row>
        <table:table-row table:style-name="ro1">
          <table:table-cell office:value-type="string">
            <text:p>001C</text:p>
          </table:table-cell>
          <table:table-cell table:number-columns-repeated="255"/>
        </table:table-row>
        <table:table-row table:style-name="ro1">
          <table:table-cell office:value-type="string">
            <text:p>0020</text:p>
          </table:table-cell>
          <table:table-cell table:number-columns-repeated="255"/>
        </table:table-row>
        <table:table-row table:style-name="ro1">
          <table:table-cell office:value-type="string">
            <text:p>0024</text:p>
          </table:table-cell>
          <table:table-cell table:number-columns-repeated="255"/>
        </table:table-row>
        <table:table-row table:style-name="ro1" table:number-rows-repeated="65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atures" table:style-name="ta3" table:print="false">
        <table:table-column table:style-name="co8" table:default-cell-style-name="ce1"/>
        <table:table-column table:style-name="co1" table:number-columns-repeated="255" table:default-cell-style-name="ce1"/>
        <table:table-row table:style-name="ro1">
          <table:table-cell office:value-type="string">
            <text:p>Dynamic Core Memory</text:p>
          </table:table-cell>
          <table:table-cell table:number-columns-repeated="255"/>
        </table:table-row>
        <table:table-row table:style-name="ro1">
          <table:table-cell office:value-type="string">
            <text:p>Small Address Spaces</text:p>
          </table:table-cell>
          <table:table-cell table:number-columns-repeated="255"/>
        </table:table-row>
        <table:table-row table:style-name="ro1">
          <table:table-cell office:value-type="string">
            <text:p>Recursive Virtual Address Spaces</text:p>
          </table:table-cell>
          <table:table-cell table:number-columns-repeated="255"/>
        </table:table-row>
        <table:table-row table:style-name="ro1">
          <table:table-cell office:value-type="string">
            <text:p>APIC</text:p>
          </table:table-cell>
          <table:table-cell table:number-columns-repeated="255"/>
        </table:table-row>
        <table:table-row table:style-name="ro1" table:number-rows-repeated="65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pabilities" table:style-name="ta4" table:print="false">
        <table:table-column table:style-name="co1" table:number-columns-repeated="256" table:default-cell-style-name="ce1"/>
        <table:table-row table:style-name="ro1">
          <table:table-cell office:value-type="string">
            <text:p>Thread</text:p>
          </table:table-cell>
          <table:table-cell table:number-columns-repeated="255"/>
        </table:table-row>
        <table:table-row table:style-name="ro1">
          <table:table-cell office:value-type="string">
            <text:p>Space</text:p>
          </table:table-cell>
          <table:table-cell table:number-columns-repeated="255"/>
        </table:table-row>
        <table:table-row table:style-name="ro1">
          <table:table-cell office:value-type="string">
            <text:p>Memory</text:p>
          </table:table-cell>
          <table:table-cell table:number-columns-repeated="255"/>
        </table:table-row>
        <table:table-row table:style-name="ro1">
          <table:table-cell office:value-type="string">
            <text:p>Interrupt</text:p>
          </table:table-cell>
          <table:table-cell table:number-columns-repeated="255"/>
        </table:table-row>
        <table:table-row table:style-name="ro1">
          <table:table-cell office:value-type="string">
            <text:p>I/O Ports</text:p>
          </table:table-cell>
          <table:table-cell table:number-columns-repeated="255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re Memory" table:style-name="ta5" table:print="false">
        <table:table-column table:style-name="co9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0000 xxxx</text:p>
          </table:table-cell>
          <table:table-cell office:value-type="string">
            <text:p>0000 xxxx</text:p>
          </table:table-cell>
          <table:table-cell office:value-type="string">
            <text:p>ROOT</text:p>
          </table:table-cell>
          <table:table-cell office:value-type="string">
            <text:p>Execute address of the root module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000A xxxx</text:p>
          </table:table-cell>
          <table:table-cell office:value-type="string">
            <text:p>000A xxxx</text:p>
          </table:table-cell>
          <table:table-cell table:number-columns-repeated="2" office:value-type="string">
            <text:p>Video Memory</text:p>
          </table:table-cell>
          <table:table-cell table:number-columns-repeated="252"/>
        </table:table-row>
        <table:table-row table:style-name="ro1">
          <table:table-cell office:value-type="string">
            <text:p>000B xxxx</text:p>
          </table:table-cell>
          <table:table-cell office:value-type="string">
            <text:p>000B xxxx</text:p>
          </table:table-cell>
          <table:table-cell table:number-columns-repeated="2" office:value-type="string">
            <text:p>Video Memory</text:p>
          </table:table-cell>
          <table:table-cell table:number-columns-repeated="252"/>
        </table:table-row>
        <table:table-row table:style-name="ro1">
          <table:table-cell office:value-type="string">
            <text:p>000C xxxx</text:p>
          </table:table-cell>
          <table:table-cell office:value-type="string">
            <text:p>000C xxxx</text:p>
          </table:table-cell>
          <table:table-cell office:value-type="string">
            <text:p>Device Memory</text:p>
          </table:table-cell>
          <table:table-cell office:value-type="string">
            <text:p>Reserved for use by devices</text:p>
          </table:table-cell>
          <table:table-cell table:number-columns-repeated="252"/>
        </table:table-row>
        <table:table-row table:style-name="ro1">
          <table:table-cell office:value-type="string">
            <text:p>000D xxxx</text:p>
          </table:table-cell>
          <table:table-cell office:value-type="string">
            <text:p>000D xxxx</text:p>
          </table:table-cell>
          <table:table-cell office:value-type="string">
            <text:p>Device Memory</text:p>
          </table:table-cell>
          <table:table-cell table:number-columns-repeated="253"/>
        </table:table-row>
        <table:table-row table:style-name="ro1">
          <table:table-cell office:value-type="string">
            <text:p>000E xxxx</text:p>
          </table:table-cell>
          <table:table-cell office:value-type="string">
            <text:p>000E xxxx</text:p>
          </table:table-cell>
          <table:table-cell office:value-type="string">
            <text:p>Device Memory</text:p>
          </table:table-cell>
          <table:table-cell table:number-columns-repeated="253"/>
        </table:table-row>
        <table:table-row table:style-name="ro1">
          <table:table-cell office:value-type="string">
            <text:p>000F xxxx</text:p>
          </table:table-cell>
          <table:table-cell office:value-type="string">
            <text:p>000F xxxx</text:p>
          </table:table-cell>
          <table:table-cell office:value-type="string">
            <text:p>System Memory</text:p>
          </table:table-cell>
          <table:table-cell office:value-type="string">
            <text:p>Reserved for the BIO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001x xxxx</text:p>
          </table:table-cell>
          <table:table-cell office:value-type="string">
            <text:p>001x xxxx</text:p>
          </table:table-cell>
          <table:table-cell office:value-type="string">
            <text:p>BOOT</text:p>
          </table:table-cell>
          <table:table-cell office:value-type="string">
            <text:p>Load and execute address of the Boot Loader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002x xxxx</text:p>
          </table:table-cell>
          <table:table-cell office:value-type="string">
            <text:p>002x xxxx</text:p>
          </table:table-cell>
          <table:table-cell office:value-type="string">
            <text:p>Modules</text:p>
          </table:table-cell>
          <table:table-cell office:value-type="string">
            <text:p>All modules except CORE and ROOT are moved here by BOOT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003x xxxx</text:p>
          </table:table-cell>
          <table:table-cell office:value-type="string">
            <text:p>003x xxxx</text:p>
          </table:table-cell>
          <table:table-cell office:value-type="string">
            <text:p>Modules </text:p>
          </table:table-cell>
          <table:table-cell office:value-type="string">
            <text:p>Modules are moved here by ROOT before execution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0040 0000</text:p>
          </table:table-cell>
          <table:table-cell office:value-type="string">
            <text:p>FFC0 0000</text:p>
          </table:table-cell>
          <table:table-cell office:value-type="string">
            <text:p>Code</text:p>
          </table:table-cell>
          <table:table-cell table:number-columns-repeated="253"/>
        </table:table-row>
        <table:table-row table:style-name="ro1">
          <table:table-cell office:value-type="string">
            <text:p>0040 1000</text:p>
          </table:table-cell>
          <table:table-cell office:value-type="string">
            <text:p>FFC0 1000</text:p>
          </table:table-cell>
          <table:table-cell office:value-type="string">
            <text:p>Page Directory</text:p>
          </table:table-cell>
          <table:table-cell table:number-columns-repeated="253"/>
        </table:table-row>
        <table:table-row table:style-name="ro1">
          <table:table-cell office:value-type="string">
            <text:p>0040 2000</text:p>
          </table:table-cell>
          <table:table-cell office:value-type="string">
            <text:p>FFC0 2000</text:p>
          </table:table-cell>
          <table:table-cell office:value-type="string">
            <text:p>Page Table</text:p>
          </table:table-cell>
          <table:table-cell table:number-columns-repeated="253"/>
        </table:table-row>
        <table:table-row table:style-name="ro1">
          <table:table-cell office:value-type="string">
            <text:p>0040 3000</text:p>
          </table:table-cell>
          <table:table-cell office:value-type="string">
            <text:p>FFC0 3000</text:p>
          </table:table-cell>
          <table:table-cell office:value-type="string">
            <text:p>Page Table</text:p>
          </table:table-cell>
          <table:table-cell table:number-columns-repeated="253"/>
        </table:table-row>
        <table:table-row table:style-name="ro2">
          <table:table-cell office:value-type="string">
            <text:p>0040 4000</text:p>
          </table:table-cell>
          <table:table-cell office:value-type="string">
            <text:p>FFC0 4000</text:p>
          </table:table-cell>
          <table:table-cell office:value-type="string">
            <text:p>Memory Stack</text:p>
          </table:table-cell>
          <table:table-cell office:value-type="string">
            <text:p>Uses Virtual Addresses (expected to be backed up by physical at <text:span text:style-name="T1">V</text:span><text:span text:style-name="T2">- 0xFF800000)</text:span>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FC0 500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FC0 600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FC0 700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FC0 800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FC0 900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FC0 A00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FC0 B00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FC0 C00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FC0 D00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FC0 E00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FC0 F00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0041 0000</text:p>
          </table:table-cell>
          <table:table-cell office:value-type="string">
            <text:p>FFC1 0000</text:p>
          </table:table-cell>
          <table:table-cell office:value-type="string">
            <text:p>ROOT</text:p>
          </table:table-cell>
          <table:table-cell office:value-type="string">
            <text:p>Load address of the root module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0060 0000</text:p>
          </table:table-cell>
          <table:table-cell office:value-type="string">
            <text:p>FFE0 0000</text:p>
          </table:table-cell>
          <table:table-cell office:value-type="string">
            <text:p>Root TCB</text:p>
          </table:table-cell>
          <table:table-cell office:value-type="string">
            <text:p>Statically created by BOOT</text:p>
          </table:table-cell>
          <table:table-cell table:number-columns-repeated="252"/>
        </table:table-row>
        <table:table-row table:style-name="ro1">
          <table:table-cell office:value-type="string">
            <text:p>0060 1000</text:p>
          </table:table-cell>
          <table:table-cell office:value-type="string">
            <text:p>FFE0 1000</text:p>
          </table:table-cell>
          <table:table-cell office:value-type="string">
            <text:p>Thread 2 TCB</text:p>
          </table:table-cell>
          <table:table-cell office:value-type="string">
            <text:p>Dynamically created by CREATE_THREAD</text:p>
          </table:table-cell>
          <table:table-cell table:number-columns-repeated="252"/>
        </table:table-row>
        <table:table-row table:style-name="ro1">
          <table:table-cell office:value-type="string">
            <text:p>0060 2000</text:p>
          </table:table-cell>
          <table:table-cell office:value-type="string">
            <text:p>FFE0 2000</text:p>
          </table:table-cell>
          <table:table-cell office:value-type="string">
            <text:p>Thread 3 TCB</text:p>
          </table:table-cell>
          <table:table-cell office:value-type="string">
            <text:p>Dynamically created by CREATE_THREAD</text:p>
          </table:table-cell>
          <table:table-cell table:number-columns-repeated="252"/>
        </table:table-row>
        <table:table-row table:style-name="ro1">
          <table:table-cell office:value-type="string">
            <text:p>0060 3000</text:p>
          </table:table-cell>
          <table:table-cell office:value-type="string">
            <text:p>FFE0 3000</text:p>
          </table:table-cell>
          <table:table-cell office:value-type="string">
            <text:p>Thread 4 TCB</text:p>
          </table:table-cell>
          <table:table-cell office:value-type="string">
            <text:p>Dynamically created by CREATE_THREAD</text:p>
          </table:table-cell>
          <table:table-cell table:number-columns-repeated="252"/>
        </table:table-row>
        <table:table-row table:style-name="ro1">
          <table:table-cell office:value-type="string">
            <text:p>0060 4000</text:p>
          </table:table-cell>
          <table:table-cell office:value-type="string">
            <text:p>FFE0 4000</text:p>
          </table:table-cell>
          <table:table-cell office:value-type="string">
            <text:p>Thread 5 TCB</text:p>
          </table:table-cell>
          <table:table-cell office:value-type="string">
            <text:p>Dynamically created by CREATE_THREAD</text:p>
          </table:table-cell>
          <table:table-cell table:number-columns-repeated="252"/>
        </table:table-row>
        <table:table-row table:style-name="ro1">
          <table:table-cell office:value-type="string">
            <text:p>0060 5000</text:p>
          </table:table-cell>
          <table:table-cell office:value-type="string">
            <text:p>FFE0 5000</text:p>
          </table:table-cell>
          <table:table-cell office:value-type="string">
            <text:p>Thread 6 TCB</text:p>
          </table:table-cell>
          <table:table-cell office:value-type="string">
            <text:p>Dynamically created by CREATE_THREAD</text:p>
          </table:table-cell>
          <table:table-cell table:number-columns-repeated="252"/>
        </table:table-row>
        <table:table-row table:style-name="ro1">
          <table:table-cell office:value-type="string">
            <text:p>0060 6000</text:p>
          </table:table-cell>
          <table:table-cell office:value-type="string">
            <text:p>FFE0 6000</text:p>
          </table:table-cell>
          <table:table-cell table:number-columns-repeated="254"/>
        </table:table-row>
        <table:table-row table:style-name="ro1">
          <table:table-cell office:value-type="string">
            <text:p>0060 7000</text:p>
          </table:table-cell>
          <table:table-cell office:value-type="string">
            <text:p>FFE0 7000</text:p>
          </table:table-cell>
          <table:table-cell table:number-columns-repeated="254"/>
        </table:table-row>
        <table:table-row table:style-name="ro1">
          <table:table-cell office:value-type="string">
            <text:p>0060 8000</text:p>
          </table:table-cell>
          <table:table-cell office:value-type="string">
            <text:p>FFE0 8000</text:p>
          </table:table-cell>
          <table:table-cell table:number-columns-repeated="254"/>
        </table:table-row>
        <table:table-row table:style-name="ro1">
          <table:table-cell office:value-type="string">
            <text:p>0060 9000</text:p>
          </table:table-cell>
          <table:table-cell office:value-type="string">
            <text:p>FFE0 9000</text:p>
          </table:table-cell>
          <table:table-cell table:number-columns-repeated="254"/>
        </table:table-row>
        <table:table-row table:style-name="ro1" table:number-rows-repeated="654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unctions" table:style-name="ta6" table:print="false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boot.c</text:p>
          </table:table-cell>
          <table:table-cell office:value-type="string">
            <text:p>boot_entry</text:p>
          </table:table-cell>
          <table:table-cell/>
          <table:table-cell office:value-type="string">
            <text:p>Controls the boot proces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oot_display_draw</text:p>
          </table:table-cell>
          <table:table-cell/>
          <table:table-cell office:value-type="string">
            <text:p>Draws the interface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oot_gdt_init</text:p>
          </table:table-cell>
          <table:table-cell/>
          <table:table-cell office:value-type="string">
            <text:p>Initializes the Global Descriptor Table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oot_idt_init</text:p>
          </table:table-cell>
          <table:table-cell/>
          <table:table-cell office:value-type="string">
            <text:p>Initialized the Interrupt Descriptor Table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oot_idt_patch</text:p>
          </table:table-cell>
          <table:table-cell/>
          <table:table-cell office:value-type="string">
            <text:p>Converts the IDT to the right format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oot_mod_init</text:p>
          </table:table-cell>
          <table:table-cell/>
          <table:table-cell office:value-type="string">
            <text:p>Moves the modlues to the correct memory adresse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oot_pic_init</text:p>
          </table:table-cell>
          <table:table-cell/>
          <table:table-cell office:value-type="string">
            <text:p>Initialies the Programmable Interrupt Controller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oot_pit_init</text:p>
          </table:table-cell>
          <table:table-cell/>
          <table:table-cell office:value-type="string">
            <text:p>Initialized the Programmable Interval Timer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oot_tss_init</text:p>
          </table:table-cell>
          <table:table-cell/>
          <table:table-cell office:value-type="string">
            <text:p>Initialzes the Task State Segment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oot_vmm_init</text:p>
          </table:table-cell>
          <table:table-cell/>
          <table:table-cell office:value-type="string">
            <text:p>Enables Paging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ore.c</text:p>
          </table:table-cell>
          <table:table-cell office:value-type="string">
            <text:p>int_timer</text:p>
          </table:table-cell>
          <table:table-cell office:value-type="string">
            <text:p>INT</text:p>
          </table:table-cell>
          <table:table-cell office:value-type="string">
            <text:p>Performs a processes switch on a timer interrupt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reate_thread</text:p>
          </table:table-cell>
          <table:table-cell office:value-type="string">
            <text:p>API</text:p>
          </table:table-cell>
          <table:table-cell office:value-type="string">
            <text:p>Creates a new threa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ttach_int</text:p>
          </table:table-cell>
          <table:table-cell office:value-type="string">
            <text:p>API</text:p>
          </table:table-cell>
          <table:table-cell office:value-type="string">
            <text:p>Associates a thread with an interrupt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pc</text:p>
          </table:table-cell>
          <table:table-cell office:value-type="string">
            <text:p>API</text:p>
          </table:table-cell>
          <table:table-cell office:value-type="string">
            <text:p>Performs Inter-Process Communication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reate_space</text:p>
          </table:table-cell>
          <table:table-cell office:value-type="string">
            <text:p>API</text:p>
          </table:table-cell>
          <table:table-cell office:value-type="string">
            <text:p>Creates a new address space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lloc_page</text:p>
          </table:table-cell>
          <table:table-cell office:value-type="string">
            <text:p>LCL</text:p>
          </table:table-cell>
          <table:table-cell office:value-type="string">
            <text:p>Allocates one page of memory from the kernel heap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gdt.c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dt.c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int.c</text:p>
          </table:table-cell>
          <table:table-cell office:value-type="string">
            <text:p>int_<text:span text:style-name="T1">xx</text:span></text:p>
          </table:table-cell>
          <table:table-cell office:value-type="string">
            <text:p>INT</text:p>
          </table:table-cell>
          <table:table-cell office:value-type="string">
            <text:p>Interrupt handler wrapper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nt_handler</text:p>
          </table:table-cell>
          <table:table-cell office:value-type="string">
            <text:p>INT</text:p>
          </table:table-cell>
          <table:table-cell office:value-type="string">
            <text:p>Generic interrupt handler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oot.s</text:p>
          </table:table-cell>
          <table:table-cell office:value-type="string">
            <text:p>task_1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ask_2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ask_3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ask_4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ask_5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ask_6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i32toa</text:p>
          </table:table-cell>
          <table:table-cell/>
          <table:table-cell office:value-type="string">
            <text:p>Converts a number to an ASCII string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ss.c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xcpt.c</text:p>
          </table:table-cell>
          <table:table-cell office:value-type="string">
            <text:p>int_<text:span text:style-name="T1">xx</text:span></text:p>
          </table:table-cell>
          <table:table-cell/>
          <table:table-cell office:value-type="string">
            <text:p>Exception handlers</text:p>
          </table:table-cell>
          <table:table-cell table:number-columns-repeated="252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PIs" table:style-name="ta7" table:print="false">
        <table:table-column table:style-name="co1" table:default-cell-style-name="ce1"/>
        <table:table-column table:style-name="co16" table:default-cell-style-name="ce1"/>
        <table:table-column table:style-name="co1" table:number-columns-repeated="254" table:default-cell-style-name="ce1"/>
        <table:table-row table:style-name="ro1">
          <table:table-cell office:value-type="string">
            <text:p>30h</text:p>
          </table:table-cell>
          <table:table-cell office:value-type="string">
            <text:p>ipc</text:p>
          </table:table-cell>
          <table:table-cell table:number-columns-repeated="254"/>
        </table:table-row>
        <table:table-row table:style-name="ro1">
          <table:table-cell office:value-type="string">
            <text:p>31h</text:p>
          </table:table-cell>
          <table:table-cell office:value-type="string">
            <text:p>create_thread</text:p>
          </table:table-cell>
          <table:table-cell table:number-columns-repeated="254"/>
        </table:table-row>
        <table:table-row table:style-name="ro1">
          <table:table-cell office:value-type="string">
            <text:p>32h</text:p>
          </table:table-cell>
          <table:table-cell office:value-type="string">
            <text:p>attach_int</text:p>
          </table:table-cell>
          <table:table-cell table:number-columns-repeated="254"/>
        </table:table-row>
        <table:table-row table:style-name="ro1">
          <table:table-cell office:value-type="string">
            <text:p>33h</text:p>
          </table:table-cell>
          <table:table-cell office:value-type="string">
            <text:p>create_space</text:p>
          </table:table-cell>
          <table:table-cell table:number-columns-repeated="254"/>
        </table:table-row>
        <table:table-row table:style-name="ro1">
          <table:table-cell office:value-type="string">
            <text:p>34h</text:p>
          </table:table-cell>
          <table:table-cell table:number-columns-repeated="255"/>
        </table:table-row>
        <table:table-row table:style-name="ro1">
          <table:table-cell office:value-type="string">
            <text:p>35h</text:p>
          </table:table-cell>
          <table:table-cell table:number-columns-repeated="255"/>
        </table:table-row>
        <table:table-row table:style-name="ro1">
          <table:table-cell office:value-type="string">
            <text:p>36h</text:p>
          </table:table-cell>
          <table:table-cell table:number-columns-repeated="255"/>
        </table:table-row>
        <table:table-row table:style-name="ro1">
          <table:table-cell office:value-type="string">
            <text:p>37h</text:p>
          </table:table-cell>
          <table:table-cell table:number-columns-repeated="255"/>
        </table:table-row>
        <table:table-row table:style-name="ro1">
          <table:table-cell office:value-type="string">
            <text:p>38h</text:p>
          </table:table-cell>
          <table:table-cell table:number-columns-repeated="255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Bitstream Vera Sans" svg:font-family="'Bitstream Vera Sans'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  <number:text> </number:text>
    </number:number-style>
    <number:number-style style:name="N106">
      <number:text>€ </number:text>
      <number:number number:decimal-places="0" number:min-integer-digits="1" number:grouping="true"/>
      <number:text>-</number:text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07P0"/>
    </number:number-style>
    <number:number-style style:name="N108P0" style:volatile="true">
      <number:text>€ </number:text>
      <number:number number:decimal-places="2" number:min-integer-digits="1" number:grouping="true"/>
      <number:text> </number:text>
    </number:number-style>
    <number:number-style style:name="N108">
      <number:text>€ </number:text>
      <number:number number:decimal-places="2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</number:text>
      <number:number number:decimal-places="0" number:min-integer-digits="1" number:grouping="true"/>
      <number:text>-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€ </number:text>
      <number:number number:decimal-places="0" number:min-integer-digits="1" number:grouping="true"/>
      <number:text> </number:text>
    </number:number-style>
    <number:number-style style:name="N111P1" style:volatile="true">
      <number:text> € </number:text>
      <number:number number:decimal-places="0" number:min-integer-digits="1" number:grouping="true"/>
      <number:text>-</number:text>
    </number:number-style>
    <number:number-style style:name="N111P2" style:volatile="true">
      <number:text> €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</number:text>
      <number:number number:decimal-places="2" number:min-integer-digits="1" number:grouping="true"/>
      <number:text>-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2" number:min-integer-digits="1" number:grouping="true"/>
      <number:text> </number:text>
    </number:number-style>
    <number:number-style style:name="N113P1" style:volatile="true">
      <number:text> € </number:text>
      <number:number number:decimal-places="2" number:min-integer-digits="1" number:grouping="true"/>
      <number:text>-</number:text>
    </number:number-style>
    <number:number-style style:name="N113P2" style:volatile="true">
      <number:text> €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30">05/30/2006</text:date>, <text:time>01:4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ceptions" style:display-name="PageStyle_Exceptio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CB" style:display-name="PageStyle_TCB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eatures" style:display-name="PageStyle_Featur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apabilities" style:display-name="PageStyle_Capabil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re_20_Memory" style:display-name="PageStyle_Core Memor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PIs" style:display-name="PageStyle_API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initial-creator>Rudy Koot</meta:initial-creator>
    <meta:creation-date>2004-06-08T21:45:48</meta:creation-date>
    <dc:creator>Rudy Koot</dc:creator>
    <dc:date>2004-09-03T23:21:11</dc:date>
    <meta:print-date>2006-05-30T01:41:44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7" meta:cell-count="362"/>
  </office:meta>
</office:document-meta>
</file>